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P2" style:family="paragraph" style:parent-style-name="Standard">
      <style:paragraph-properties fo:margin-left="0in" fo:margin-right="0in" fo:text-indent="0.5in" style:auto-text-indent="false"/>
    </style:style>
    <style:style style:name="P3" style:family="paragraph" style:parent-style-name="Standard">
      <style:text-properties officeooo:paragraph-rsid="001bce4e"/>
    </style:style>
    <style:style style:name="P4" style:family="paragraph" style:parent-style-name="Standard" style:master-page-name="Standard">
      <style:paragraph-properties style:page-number="1"/>
    </style:style>
    <style:style style:name="P5" style:family="paragraph" style:parent-style-name="Standard">
      <style:text-properties officeooo:paragraph-rsid="00231c45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2" style:family="text">
      <style:text-properties fo:font-variant="normal" fo:text-transform="none" fo:color="#ff0000" loext:opacity="100%" style:text-line-through-style="none" style:text-line-through-type="none" style:text-position="0% 100%" style:font-name="Calibri" fo:font-size="12pt" fo:font-style="normal" style:text-underline-style="none" fo:font-weight="normal" officeooo:rsid="001547a4" style:font-name-asian="Calibri1" style:font-size-asian="12pt" style:font-style-asian="normal" style:font-weight-asian="normal" style:font-name-complex="Calibri1" style:font-size-complex="12pt"/>
    </style:style>
    <style:style style:name="T3" style:family="text">
      <style:text-properties fo:color="#ff0000" loext:opacity="100%"/>
    </style:style>
    <style:style style:name="T4" style:family="text">
      <style:text-properties fo:color="#ff0000" loext:opacity="100%" officeooo:rsid="001547a4"/>
    </style:style>
    <style:style style:name="T5" style:family="text">
      <style:text-properties fo:color="#ff0000" loext:opacity="100%" officeooo:rsid="00186e8d"/>
    </style:style>
    <style:style style:name="T6" style:family="text">
      <style:text-properties fo:color="#ff0000" loext:opacity="100%" officeooo:rsid="0018c05b"/>
    </style:style>
    <style:style style:name="T7" style:family="text">
      <style:text-properties fo:color="#ff0000" loext:opacity="100%" officeooo:rsid="001a4baf"/>
    </style:style>
    <style:style style:name="T8" style:family="text">
      <style:text-properties fo:color="#ff0000" loext:opacity="100%" officeooo:rsid="001bce4e"/>
    </style:style>
    <style:style style:name="T9" style:family="text">
      <style:text-properties fo:color="#ff0000" loext:opacity="100%" officeooo:rsid="001ddfbb"/>
    </style:style>
    <style:style style:name="T10" style:family="text">
      <style:text-properties fo:color="#ff0000" loext:opacity="100%" officeooo:rsid="0021314c"/>
    </style:style>
    <style:style style:name="T11" style:family="text">
      <style:text-properties officeooo:rsid="001ddfbb"/>
    </style:style>
    <style:style style:name="T12" style:family="text">
      <style:text-properties fo:color="#c9211e" loext:opacity="100%" officeooo:rsid="001ddfbb"/>
    </style:style>
    <style:style style:name="T13" style:family="text">
      <style:text-properties officeooo:rsid="002131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Grading Sheet for MP <text:span text:style-name="T9">22</text:span></text:p>
      <text:p text:style-name="Standard"/>
      <text:p text:style-name="Standard">Group <text:span text:style-name="T3">#</text:span><text:span text:style-name="T9">6</text:span> (<text:span text:style-name="T9">Guy, Bradley</text:span><text:span text:style-name="T4">; </text:span><text:span text:style-name="T9">Chen, Jacky</text:span>) (Only list the names of those who were present)</text:p>
      <text:p text:style-name="Standard"><text:tab/>[20%] Were all members present? (<text:span text:style-name="T3">Y</text:span>) </text:p>
      <text:p text:style-name="Standard"><text:tab/>Did the group do a five-minute demo? (<text:span text:style-name="T3">Y</text:span>)</text:p>
      <text:p text:style-name="Standard"><text:tab/>Task 1: (<text:span text:style-name="T3">Yes</text:span>)</text:p>
      <text:p text:style-name="Standard"><text:tab/>Task 2: (<text:span text:style-name="T3">Yes</text:span>)</text:p>
      <text:p text:style-name="Standard"/>
      <text:p text:style-name="Standard">Group <text:span text:style-name="T3">#</text:span><text:span text:style-name="T5">1</text:span><text:span text:style-name="T9">4</text:span> (<text:span text:style-name="T9">Caso, Nick</text:span><text:span text:style-name="T5">;</text:span> <text:span text:style-name="T9">Saucedo, Yanez</text:span>) (Only list the names of those who were present)</text:p>
      <text:p text:style-name="Standard"><text:tab/>[20%] Were all members present? (<text:span text:style-name="T3">Y</text:span>)</text:p>
      <text:p text:style-name="P5"><text:tab/>Did the group do a five-minute demo? (<text:span text:style-name="T3">Y</text:span>)</text:p>
      <text:p text:style-name="P2">Task 1: (<text:span text:style-name="T3">Yes</text:span>)</text:p>
      <text:p text:style-name="Standard"><text:tab/>Task 2: (<text:span text:style-name="T3">Yes</text:span>)</text:p>
      <text:p text:style-name="Standard"/>
      <text:p text:style-name="Standard">Group <text:span text:style-name="T3">#</text:span><text:span text:style-name="T6">3</text:span><text:span text:style-name="T9">0</text:span> (<text:span text:style-name="T10">Shaab, Robert</text:span><text:span text:style-name="T6">;</text:span> <text:span text:style-name="T10">Spielman, Logan</text:span>) (Only list the names of those who were present)</text:p>
      <text:p text:style-name="Standard"><text:tab/>[20%] Were all members present? (<text:span text:style-name="T3">Y</text:span>)</text:p>
      <text:p text:style-name="Standard"><text:tab/>Did the group do a five-minute demo? (<text:span text:style-name="T3">Y</text:span>)</text:p>
      <text:p text:style-name="Standard"><text:tab/>Task 1: (<text:span text:style-name="T3">Yes</text:span>)</text:p>
      <text:p text:style-name="Standard"><text:tab/>Task 2: (<text:span text:style-name="T3">Yes</text:span>)</text:p>
      <text:p text:style-name="Standard"/>
      <text:p text:style-name="Standard">Important: </text:p>
      <text:p text:style-name="Standard">For presenting groups: Plagiarism of MPs will result in 0 point for the assignment and referral to AHSO</text:p>
      <text:p text:style-name="Standard">For graders: Failure to identify *obvious* mistakes (e.g. absence, lack of five-minute demo, etc.) will result in 50% penalty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2pt" fo:language="en" fo:country="US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normal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normal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MT2" style:family="text">
      <style:text-properties fo:font-variant="normal" fo:text-transform="none" fo:color="#ff0000" loext:opacity="100%" style:text-line-through-style="none" style:text-line-through-type="none" style:text-position="0% 100%" style:font-name="Calibri" fo:font-size="12pt" fo:font-style="normal" style:text-underline-style="none" fo:font-weight="normal" officeooo:rsid="001547a4" style:font-name-asian="Calibri1" style:font-size-asian="12pt" style:font-style-asian="normal" style:font-weight-asian="normal" style:font-name-complex="Calibri1" style:font-size-complex="12pt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Peer-grader name: </text:span><text:span text:style-name="MT2">Maxwell, Cedar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04T16:15:00</meta:creation-date>
    <meta:initial-creator>Microsoft Office User</meta:initial-creator>
    <meta:generator>LibreOffice/24.2.5.2$Linux_X86_64 LibreOffice_project/420$Build-2</meta:generator>
    <dc:date>2024-10-04T17:27:39.995926089</dc:date>
    <meta:editing-duration>PT34M38S</meta:editing-duration>
    <meta:editing-cycles>9</meta:editing-cycles>
    <meta:print-date>2024-10-04T17:27:37.230278165</meta:print-date>
    <meta:printed-by>PDF files</meta:printed-by>
    <meta:document-statistic meta:table-count="0" meta:image-count="0" meta:object-count="0" meta:page-count="1" meta:paragraph-count="20" meta:word-count="152" meta:character-count="870" meta:non-whitespace-character-count="725"/>
  </office:meta>
</office:document-meta>
</file>